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Ubuntu" fo:font-size="16pt" fo:font-weight="bold" officeooo:rsid="00152678" officeooo:paragraph-rsid="00152678" style:font-size-asian="16pt" style:font-weight-asian="bold" style:font-size-complex="16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loext:opacity="100%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SUAL STUDIO CODE</text:p>
      <text:p text:style-name="P1"/>
      <text:p text:style-name="P1"/>
      <text:p text:style-name="P1">CTRL + K CTRL +S = <text:span text:style-name="T2">Abre a configuração de todos os atalhos do vscod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6:19:40.119665989</meta:creation-date>
    <dc:date>2023-04-27T16:24:49.875187030</dc:date>
    <meta:editing-duration>PT5M10S</meta:editing-duration>
    <meta:editing-cycles>1</meta:editing-cycles>
    <meta:document-statistic meta:table-count="0" meta:image-count="0" meta:object-count="0" meta:page-count="1" meta:paragraph-count="2" meta:word-count="18" meta:character-count="86" meta:non-whitespace-character-count="70"/>
    <meta:generator>LibreOffice/7.3.7.2$Linux_X86_64 LibreOffice_project/30$Build-2</meta:generator>
  </office:meta>
</office:document-meta>
</file>